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481" officeooo:paragraph-rsid="0009c4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ias</text:p>
      <text:p text:style-name="Standard"/>
      <text:p text:style-name="Standard">https://www.openssh.com/txt/socks4.protoco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5:37:42.174454976</meta:creation-date>
    <dc:date>2018-09-30T16:18:12.386520236</dc:date>
    <meta:editing-duration>PT30M20S</meta:editing-duration>
    <meta:editing-cycles>1</meta:editing-cycles>
    <meta:document-statistic meta:table-count="0" meta:image-count="0" meta:object-count="0" meta:page-count="1" meta:paragraph-count="2" meta:word-count="2" meta:character-count="54" meta:non-whitespace-character-count="54"/>
    <meta:generator>LibreOffice/6.1.1.2$Linux_X86_64 LibreOffice_project/09260165a423750b71a334d19b557c29f33afd26</meta:generator>
  </office:meta>
</office:document-meta>
</file>